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208in"/>
    </style:style>
    <style:style style:name="Table1.B" style:family="table-column">
      <style:table-column-properties style:column-width="6.4063in"/>
    </style:style>
    <style:style style:name="Table1.A1" style:family="table-cell">
      <style:table-cell-properties style:vertical-align="middle" fo:background-color="#eeeeee" fo:padding="0.0521in" fo:border="0.05pt solid #d6d6d6">
        <style:background-image/>
      </style:table-cell-properties>
    </style:style>
    <style:style style:name="Table1.A2" style:family="table-cell">
      <style:table-cell-properties style:vertical-align="middle" fo:padding="0.0521in" fo:border="0.05pt solid #d6d6d6"/>
    </style:style>
    <style:style style:name="Table1.B2" style:family="table-cell">
      <style:table-cell-properties style:vertical-align="middle" fo:padding="0.0521in" fo:border="0.05pt solid #d6d6d6"/>
    </style:style>
    <style:style style:name="Table1.A3" style:family="table-cell">
      <style:table-cell-properties style:vertical-align="middle" fo:padding="0.0521in" fo:border="0.05pt solid #d6d6d6"/>
    </style:style>
    <style:style style:name="Table1.B3" style:family="table-cell">
      <style:table-cell-properties style:vertical-align="middle" fo:padding="0.0521in" fo:border="0.05pt solid #d6d6d6"/>
    </style:style>
    <style:style style:name="Table1.A4" style:family="table-cell">
      <style:table-cell-properties style:vertical-align="middle" fo:padding="0.0521in" fo:border="0.05pt solid #d6d6d6"/>
    </style:style>
    <style:style style:name="Table1.B4" style:family="table-cell">
      <style:table-cell-properties style:vertical-align="middle" fo:padding="0.0521in" fo:border="0.05pt solid #d6d6d6"/>
    </style:style>
    <style:style style:name="Table1.A5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5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6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6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7" style:family="table-cell">
      <style:table-cell-properties style:vertical-align="middle" fo:padding="0.0521in" fo:border="0.05pt solid #d6d6d6"/>
    </style:style>
    <style:style style:name="Table1.B7" style:family="table-cell">
      <style:table-cell-properties style:vertical-align="middle" fo:padding="0.0521in" fo:border="0.05pt solid #d6d6d6"/>
    </style:style>
    <style:style style:name="Table1.A8" style:family="table-cell">
      <style:table-cell-properties style:vertical-align="middle" fo:padding="0.0521in" fo:border="0.05pt solid #d6d6d6"/>
    </style:style>
    <style:style style:name="Table1.B8" style:family="table-cell">
      <style:table-cell-properties style:vertical-align="middle" fo:padding="0.0521in" fo:border="0.05pt solid #d6d6d6"/>
    </style:style>
    <style:style style:name="Table1.A9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B9" style:family="table-cell">
      <style:table-cell-properties style:vertical-align="middle" fo:padding="0.0521in" fo:border-left="0.05pt solid #d6d6d6" fo:border-right="0.05pt solid #d6d6d6" fo:border-top="none" fo:border-bottom="0.05pt solid #d6d6d6"/>
    </style:style>
    <style:style style:name="Table1.A10" style:family="table-cell">
      <style:table-cell-properties style:vertical-align="middle" fo:padding="0.0521in" fo:border="0.05pt solid #d6d6d6"/>
    </style:style>
    <style:style style:name="Table1.B10" style:family="table-cell">
      <style:table-cell-properties style:vertical-align="middle" fo:padding="0.0521in" fo:border="0.05pt solid #d6d6d6"/>
    </style:style>
    <style:style style:name="P1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tyle="italic"/>
    </style:style>
    <style:style style:name="P4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italic" fo:font-weight="normal" style:font-name-asian="Monospace" style:font-size-asian="12pt" style:font-name-complex="Monospace" style:font-size-complex="12pt"/>
    </style:style>
    <style:style style:name="P5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fo:background-color="#ffff00" style:font-name-asian="Monospace" style:font-size-asian="12pt" style:font-style-asian="normal" style:font-weight-asian="bold" style:font-name-complex="Monospace" style:font-size-complex="12pt" style:font-style-complex="normal" style:font-weight-complex="bold"/>
    </style:style>
    <style:style style:name="P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9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8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name-asian="Monospace" style:font-size-asian="12pt" style:font-name-complex="Monospace" style:font-size-complex="12pt"/>
    </style:style>
    <style:style style:name="P1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name-asian="Monospace" style:font-size-asian="12pt" style:font-name-complex="Monospace" style:font-size-complex="12pt"/>
    </style:style>
    <style:style style:name="P11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13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fo:padding="0in" fo:border="none" style:text-autospace="none"/>
      <style:text-properties fo:font-variant="normal" fo:text-transform="none" fo:color="#000000" style:font-name="Helvetica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16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fo:padding="0in" fo:border="none" style:text-autospace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italic" fo:font-weight="normal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3f5fbf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20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style:font-name="Monospace" fo:font-size="10pt" style:font-name-asian="Monospace" style:font-size-asian="10pt" style:font-name-complex="Monospace" style:font-size-complex="10pt"/>
    </style:style>
    <style:style style:name="P21" style:family="paragraph" style:parent-style-name="Table_20_Heading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size-asian="10pt" style:font-size-complex="10pt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3f5fbf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28" style:family="paragraph" style:parent-style-name="Table_20_Contents">
      <style:paragraph-properties fo:margin-top="0in" fo:margin-bottom="0in"/>
    </style:style>
    <style:style style:name="P2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0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1" style:family="paragraph" style:parent-style-name="Standard" style:list-style-name="">
      <style:paragraph-properties fo:margin-left="0in" fo:margin-right="0in" fo:margin-top="0in" fo:margin-bottom="0in" fo:text-align="start" style:justify-single-word="false" fo:text-indent="0in" style:auto-text-indent="false" fo:padding="0in" fo:border="none" style:text-autospace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weight-asian="bold" style:font-name-complex="Monospace" style:font-size-complex="12pt" style:font-weight-complex="bold"/>
    </style:style>
    <style:style style:name="P32" style:family="paragraph" style:parent-style-name="Standard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Monospace" fo:font-size="10pt" fo:letter-spacing="normal" fo:font-style="normal" fo:font-weight="normal" style:font-name-asian="Monospace" style:font-size-asian="10pt" style:font-name-complex="Monospace" style:font-size-complex="10pt"/>
    </style:style>
    <style:style style:name="P33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size-asian="10pt" style:font-size-complex="10pt"/>
    </style:style>
    <style:style style:name="P36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fo:background-color="#ffff00" style:font-size-asian="12pt" style:font-size-complex="12pt"/>
    </style:style>
    <style:style style:name="P37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normal" style:font-name-asian="Monospace" style:font-size-asian="12pt" style:font-name-complex="Monospace" style:font-size-complex="12pt"/>
    </style:style>
    <style:style style:name="P38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size-asian="12pt" style:font-size-complex="12pt"/>
    </style:style>
    <style:style style:name="P39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normal" fo:font-weight="bold" style:font-name-asian="Monospace" style:font-size-asian="12pt" style:font-name-complex="Monospace" style:font-size-complex="12pt"/>
    </style:style>
    <style:style style:name="P40" style:family="paragraph" style:parent-style-name="Text_20_body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42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fo:font-style="italic"/>
    </style:style>
    <style:style style:name="P43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font-name="Monospace" fo:font-size="10pt" style:font-name-asian="Monospace" style:font-size-asian="10pt" style:font-name-complex="Monospace" style:font-size-complex="10pt"/>
    </style:style>
    <style:style style:name="P44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5" style:family="paragraph" style:parent-style-name="Table_20_Contents">
      <style:paragraph-properties fo:margin-left="0in" fo:margin-right="0in" fo:margin-top="0in" fo:margin-bottom="0in" fo:text-align="justify" style:justify-single-word="false" fo:text-indent="0in" style:auto-text-indent="false" fo:padding="0in" fo:border="none"/>
      <style:text-properties fo:font-variant="normal" fo:text-transform="none" fo:color="#000000" style:font-name="Helvetica" fo:font-size="12pt" fo:letter-spacing="normal" fo:font-style="italic" fo:font-weight="normal" style:font-name-asian="Monospace" style:font-size-asian="12pt" style:font-name-complex="Monospace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name-asian="Monospace" style:font-style-asian="italic" style:font-name-complex="Monospace" style:font-style-complex="italic"/>
    </style:style>
    <style:style style:name="T5" style:family="text">
      <style:text-properties fo:font-style="italic" style:font-name-asian="Monospace" style:font-name-complex="Monospace"/>
    </style:style>
    <style:style style:name="T6" style:family="text">
      <style:text-properties fo:font-style="italic" fo:font-weight="normal" style:font-name-asian="Monospace" style:font-style-asian="italic" style:font-name-complex="Monospace" style:font-style-complex="italic"/>
    </style:style>
    <style:style style:name="T7" style:family="text">
      <style:text-properties fo:font-style="italic" style:font-weight-asian="bold" style:font-weight-complex="bold"/>
    </style:style>
    <style:style style:name="T8" style:family="text">
      <style:text-properties fo:color="#008080"/>
    </style:style>
    <style:style style:name="T9" style:family="text">
      <style:text-properties fo:color="#3f7f7f"/>
    </style:style>
    <style:style style:name="T10" style:family="text">
      <style:text-properties fo:color="#7f007f"/>
    </style:style>
    <style:style style:name="T11" style:family="text">
      <style:text-properties fo:color="#7f007f" style:text-underline-style="solid" style:text-underline-width="auto" style:text-underline-color="font-color" style:font-name-asian="Monospace" style:font-name-complex="Monospace"/>
    </style:style>
    <style:style style:name="T12" style:family="text">
      <style:text-properties fo:color="#7f007f" style:font-name="Monospace" fo:font-size="10pt" style:font-name-asian="Monospace" style:font-size-asian="10pt" style:font-style-asian="normal" style:font-name-complex="Monospace" style:font-size-complex="10pt" style:font-style-complex="normal"/>
    </style:style>
    <style:style style:name="T13" style:family="text">
      <style:text-properties fo:color="#7f007f" style:font-name="Monospace" fo:font-size="10pt" fo:font-style="normal" style:font-name-asian="Monospace" style:font-size-asian="10pt" style:font-style-asian="normal" style:font-name-complex="Monospace" style:font-size-complex="10pt" style:font-style-complex="normal"/>
    </style:style>
    <style:style style:name="T14" style:family="text">
      <style:text-properties fo:color="#7f007f" style:font-name-asian="Monospace" style:font-name-complex="Monospace"/>
    </style:style>
    <style:style style:name="T15" style:family="text">
      <style:text-properties fo:color="#3c3c3c"/>
    </style:style>
    <style:style style:name="T16" style:family="text">
      <style:text-properties fo:color="#3c3c3c" style:text-underline-style="solid" style:text-underline-width="auto" style:text-underline-color="font-color" style:font-name-asian="Monospace" style:font-name-complex="Monospace"/>
    </style:style>
    <style:style style:name="T17" style:family="text">
      <style:text-properties fo:color="#3c3c3c" style:font-name-asian="Monospace" style:font-name-complex="Monospace"/>
    </style:style>
    <style:style style:name="T18" style:family="text">
      <style:text-properties fo:color="#2a00ff"/>
    </style:style>
    <style:style style:name="T19" style:family="text">
      <style:text-properties fo:color="#2a00ff" fo:font-style="italic" style:font-style-asian="italic" style:font-style-complex="italic"/>
    </style:style>
    <style:style style:name="T20" style:family="text">
      <style:text-properties fo:color="#2a00ff" fo:font-style="italic" style:text-underline-style="solid" style:text-underline-width="auto" style:text-underline-color="font-color" style:font-name-asian="Monospace" style:font-style-asian="italic" style:font-name-complex="Monospace" style:font-style-complex="italic"/>
    </style:style>
    <style:style style:name="T21" style:family="text">
      <style:text-properties fo:color="#2a00ff" fo:font-style="italic" style:font-name-asian="Monospace" style:font-style-asian="italic" style:font-name-complex="Monospace" style:font-style-complex="italic"/>
    </style:style>
    <style:style style:name="T22" style:family="text">
      <style:text-properties style:font-name-asian="Monospace" style:font-name-complex="Monospace"/>
    </style:style>
    <style:style style:name="T23" style:family="text">
      <style:text-properties fo:font-variant="normal" fo:text-transform="none" fo:color="#000000" style:font-name="Helvetica" fo:font-size="12pt" fo:letter-spacing="normal" fo:font-style="italic" fo:font-weight="normal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fo:color="#000000" style:font-name="Monospace" fo:letter-spacing="normal" fo:font-style="normal" fo:font-weight="bold" style:font-name-asian="Monospace" style:font-weight-asian="bold" style:font-name-complex="Monospace" style:font-weight-complex="bold"/>
    </style:style>
    <style:style style:name="T25" style:family="text">
      <style:text-properties fo:font-variant="normal" fo:text-transform="none" fo:color="#7f0055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7f0055" style:font-name="Monospace" fo:letter-spacing="normal" fo:font-style="normal" fo:font-weight="bold" style:font-name-asian="Monospace" style:font-weight-asian="bold" style:font-name-complex="Monospace" style:font-weight-complex="bold"/>
    </style:style>
    <style:style style:name="T27" style:family="text">
      <style:text-properties fo:color="#000000"/>
    </style:style>
    <style:style style:name="T28" style:family="text">
      <style:text-properties fo:color="#000000" style:font-name-asian="Monospace" style:font-name-complex="Monospace"/>
    </style:style>
    <style:style style:name="T29" style:family="text">
      <style:text-properties fo:color="#000000" fo:font-style="italic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7f0055" fo:font-weight="bold" style:font-weight-asian="bold" style:font-weight-complex="bold"/>
    </style:style>
    <style:style style:name="T32" style:family="text">
      <style:text-properties fo:color="#7f0055" fo:font-weight="bold" style:font-name-asian="Monospace" style:font-weight-asian="bold" style:font-name-complex="Monospace" style:font-weight-complex="bold"/>
    </style:style>
    <style:style style:name="T33" style:family="text">
      <style:text-properties fo:color="#7f0055" fo:font-style="italic" fo:font-weight="bold" style:font-weight-asian="bold" style:font-weight-complex="bold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fo:color="#3f5fbf"/>
    </style:style>
    <style:style style:name="T36" style:family="text">
      <style:text-properties fo:color="#7f9fbf" fo:font-weight="bold" style:font-weight-asian="bold" style:font-weight-complex="bold"/>
    </style:style>
    <style:style style:name="T37" style:family="text">
      <style:text-properties fo:color="#0000c0"/>
    </style:style>
    <style:style style:name="T38" style:family="text">
      <style:text-properties fo:color="#0000c0" fo:font-style="italic" style:font-style-asian="italic" style:font-style-complex="italic"/>
    </style:style>
    <style:style style:name="T39" style:family="text">
      <style:text-properties fo:color="#0000c0" fo:font-style="italic" style:font-name-asian="Monospace" style:font-style-asian="italic" style:font-name-complex="Monospace" style:font-style-complex="italic"/>
    </style:style>
    <style:style style:name="T40" style:family="text">
      <style:text-properties fo:color="#3f7f5f"/>
    </style:style>
    <style:style style:name="T41" style:family="text">
      <style:text-properties fo:color="#3f7f5f" style:text-underline-style="solid" style:text-underline-width="auto" style:text-underline-color="font-color"/>
    </style:style>
    <style:style style:name="T42" style:family="text">
      <style:text-properties fo:background-color="#ffff00"/>
    </style:style>
    <style:style style:name="T43" style:family="text">
      <style:text-properties style:font-style-asian="italic" style:font-style-complex="italic"/>
    </style:style>
    <style:style style:name="T44" style:family="text">
      <style:text-properties style:font-name-asian="Monospace" style:font-name-complex="Monospace"/>
    </style:style>
    <style:style style:name="T45" style:family="text">
      <style:text-properties style:font-weight-asian="bold" style:font-weight-complex="bold"/>
    </style:style>
    <style:style style:name="T46" style:family="text">
      <style:text-properties fo:font-weight="normal" fo:background-color="#ffff00"/>
    </style:style>
    <style:style style:name="T47" style:family="text">
      <style:text-properties fo:font-weight="normal" fo:background-color="#ffff0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Thiết kế chức năng “Login2”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Step</text:p>
          </table:table-cell>
          <table:table-cell table:style-name="Table1.A1" office:value-type="string">
            <text:p text:style-name="P21">Description</text:p>
          </table:table-cell>
        </table:table-row>
        <table:table-row>
          <table:table-cell table:style-name="Table1.A2" office:value-type="string">
            <text:p text:style-name="P1">1</text:p>
          </table:table-cell>
          <table:table-cell table:style-name="Table1.B2" office:value-type="string">
            <text:p text:style-name="P2">import ứng dụng androidOpac mới nhất và tiến hành thêm các chức năng mới</text:p>
          </table:table-cell>
        </table:table-row>
        <table:table-row>
          <table:table-cell table:style-name="Table1.A3" office:value-type="string">
            <text:p text:style-name="P1">2</text:p>
          </table:table-cell>
          <table:table-cell table:style-name="Table1.B3" office:value-type="string">
            <text:p text:style-name="P2">Thay đổi tập tin <text:s text:c="2"/><text:span text:style-name="T2">src/SearchFormActivity.java <text:s/>với yêu cầu </text:span></text:p>
            <text:p text:style-name="P3">-bỏ đoạn comment(54-56) <text:s text:c="2"/>“setUserString();” <text:s text:c="9"/></text:p>
            <text:p text:style-name="P2"><text:span text:style-name="T2">-bỏ đoạn comment <text:s text:c="2"/>hàm (75-89) <text:s/>public void setUserString() {} </text:span><text:s/></text:p>
            <text:p text:style-name="P2"><text:span text:style-name="T2">-bỏ đoạn comment (8) import</text:span></text:p>
            <text:p text:style-name="P43"><text:span text:style-name="T33">import</text:span><text:span text:style-name="T29"> edu.dnu.androidopac.authenticator.AuthenticatorActivity;</text:span></text:p>
          </table:table-cell>
        </table:table-row>
        <table:table-row>
          <table:table-cell table:style-name="Table1.A4" office:value-type="string">
            <text:p text:style-name="P1">3</text:p>
          </table:table-cell>
          <table:table-cell table:style-name="Table1.B4" office:value-type="string">
            <text:p text:style-name="P2">Thay đổi tập tin <text:s text:c="2"/><text:span text:style-name="T2">src/SSearchResultsActivity.java <text:s/>với yêu cầu </text:span></text:p>
            <text:p text:style-name="P2"><text:span text:style-name="T2">-bỏ đoạn comment (15) import</text:span></text:p>
            <text:p text:style-name="P43"><text:span text:style-name="T33">import</text:span><text:span text:style-name="T29"> edu.dnu.androidopac.authenticator.AuthenticatorActivity;</text:span></text:p>
            <text:p text:style-name="P3">-bỏ đoạn comment(95) <text:s text:c="2"/>“setUserString();”</text:p>
            <text:p text:style-name="P2"><text:span text:style-name="T2">-bỏ đoạn comment (177-189) <text:s/>hàm <text:s/>public void setUserString() {} </text:span></text:p>
          </table:table-cell>
        </table:table-row>
        <table:table-row>
          <table:table-cell table:style-name="Table1.A6" office:value-type="string">
            <text:p text:style-name="P1">4</text:p>
          </table:table-cell>
          <table:table-cell table:style-name="Table1.B6" office:value-type="string">
            <text:p text:style-name="P2"/>
          </table:table-cell>
        </table:table-row>
        <table:table-row>
          <table:table-cell table:style-name="Table1.A6" office:value-type="string">
            <text:p text:style-name="P1">5</text:p>
          </table:table-cell>
          <table:table-cell table:style-name="Table1.B6" office:value-type="string">
            <text:p text:style-name="P2"><text:span text:style-name="T2"/></text:p>
          </table:table-cell>
        </table:table-row>
        <table:table-row>
          <table:table-cell table:style-name="Table1.A7" office:value-type="string">
            <text:p text:style-name="P1">6</text:p>
          </table:table-cell>
          <table:table-cell table:style-name="Table1.B7" office:value-type="string">
            <text:p text:style-name="P2"/>
          </table:table-cell>
        </table:table-row>
        <table:table-row>
          <table:table-cell table:style-name="Table1.A8" office:value-type="string">
            <text:p text:style-name="P1">7</text:p>
          </table:table-cell>
          <table:table-cell table:style-name="Table1.B8" office:value-type="string">
            <text:p text:style-name="P2"/>
          </table:table-cell>
        </table:table-row>
        <table:table-row>
          <table:table-cell table:style-name="Table1.A9" office:value-type="string">
            <text:p text:style-name="P1">8</text:p>
          </table:table-cell>
          <table:table-cell table:style-name="Table1.B9" office:value-type="string">
            <text:p text:style-name="P2"><text:span text:style-name="T2"/></text:p>
          </table:table-cell>
        </table:table-row>
        <table:table-row>
          <table:table-cell table:style-name="Table1.A10" office:value-type="string">
            <text:p text:style-name="P1">9</text:p>
          </table:table-cell>
          <table:table-cell table:style-name="Table1.B10" office:value-type="string">
            <text:p text:style-name="P28">Chạy ứng dụng thử trên <text:s/><text:span text:style-name="T3">Android emulator</text:span> để kiểm tra kết quả ứng dụng </text:p>
          </table:table-cell>
        </table:table-row>
      </table:table>
      <text:p text:style-name="P6"/>
      <text:p text:style-name="P6"/>
      <text:p text:style-name="P7">Chi tiết</text:p>
      <text:p text:style-name="P11">Step 2 <text:s text:c="3"/><text:span text:style-name="T2">src/SearchFormActivity.java </text:span></text:p>
      <text:p text:style-name="P8">//Bỏ đoạn comment </text:p>
      <text:p text:style-name="P30"><text:span text:style-name="T1">setUserString();</text:span></text:p>
      <text:p text:style-name="P8">//Bỏ đoạn comment </text:p>
      <text:p text:style-name="P16"><text:span text:style-name="T31">public</text:span> <text:span text:style-name="T31">void</text:span> setUserString() {</text:p>
      <text:p text:style-name="P34"><text:s text:c="4"/><text:tab/></text:p>
      <text:p text:style-name="P34"><text:s text:c="4"/><text:tab/>String user = AuthenticatorActivity.<text:span text:style-name="T3">getUserName</text:span>();</text:p>
      <text:p text:style-name="P33"><text:span text:style-name="T27"><text:s text:c="4"/><text:tab/>TextView userID = (TextView) </text:span><text:span text:style-name="T31">this</text:span><text:span text:style-name="T27">.findViewById(R.id.</text:span><text:span text:style-name="T38">searchUsername</text:span><text:span text:style-name="T27">);</text:span></text:p>
      <text:p text:style-name="P34"><text:s text:c="4"/><text:tab/></text:p>
      <text:p text:style-name="P33"><text:span text:style-name="T27"><text:s text:c="4"/><text:tab/></text:span><text:span text:style-name="T31">if</text:span><text:span text:style-name="T27"> (user==</text:span><text:span text:style-name="T31">null</text:span><text:span text:style-name="T27">){</text:span></text:p>
      <text:p text:style-name="P33"><text:span text:style-name="T27"><text:s text:c="4"/><text:tab/><text:tab/>userID.setText(R.string.</text:span><text:span text:style-name="T38">user_not_logged</text:span><text:span text:style-name="T27">);</text:span></text:p>
      <text:p text:style-name="P34"><text:s text:c="4"/><text:tab/>}</text:p>
      <text:p text:style-name="P33"><text:span text:style-name="T27"><text:s text:c="4"/><text:tab/></text:span><text:span text:style-name="T31">else</text:span><text:span text:style-name="T27"> { <text:s text:c="7"/></text:span></text:p>
      <text:p text:style-name="P33"><text:span text:style-name="T27"><text:s text:c="4"/><text:tab/><text:tab/>userID.setText(getResources().getString(R.string.</text:span><text:span text:style-name="T38">user_logged</text:span><text:span text:style-name="T27">) + </text:span><text:span text:style-name="T18">" "</text:span><text:span text:style-name="T27"> + user);</text:span></text:p>
      <text:p text:style-name="P34"><text:s text:c="4"/><text:tab/>}</text:p>
      <text:p text:style-name="P35"><text:span text:style-name="T22"><text:s text:c="4"/>}</text:span></text:p>
      <text:p text:style-name="P35"><text:span text:style-name="T22"/></text:p>
      <text:p text:style-name="P38"><text:span text:style-name="T45">Step 3 <text:s text:c="2"/></text:span><text:span text:style-name="T7"><text:s/>src/SSearchResultsActivity.java</text:span></text:p>
      <text:p text:style-name="P8">//Bỏ đoạn comment </text:p>
      <text:p text:style-name="P30"><text:span text:style-name="T1">setUserString();</text:span></text:p>
      <text:p text:style-name="P8">//Bỏ đoạn comment </text:p>
      <text:p text:style-name="P16"><text:span text:style-name="T31">public</text:span> <text:span text:style-name="T31">void</text:span> setUserString() {</text:p>
      <text:p text:style-name="P34"><text:soft-page-break/><text:s text:c="4"/><text:tab/></text:p>
      <text:p text:style-name="P34"><text:s text:c="4"/><text:tab/>String user = AuthenticatorActivity.<text:span text:style-name="T3">getUserName</text:span>();</text:p>
      <text:p text:style-name="P33"><text:span text:style-name="T27"><text:s text:c="4"/><text:tab/>TextView userID = (TextView) </text:span><text:span text:style-name="T31">this</text:span><text:span text:style-name="T27">.findViewById(R.id.</text:span><text:span text:style-name="T38">searchUsername</text:span><text:span text:style-name="T27">);</text:span></text:p>
      <text:p text:style-name="P34"><text:s text:c="4"/><text:tab/></text:p>
      <text:p text:style-name="P33"><text:span text:style-name="T27"><text:s text:c="4"/><text:tab/></text:span><text:span text:style-name="T31">if</text:span><text:span text:style-name="T27"> (user==</text:span><text:span text:style-name="T31">null</text:span><text:span text:style-name="T27">){</text:span></text:p>
      <text:p text:style-name="P33"><text:span text:style-name="T27"><text:s text:c="4"/><text:tab/><text:tab/>userID.setText(R.string.</text:span><text:span text:style-name="T38">user_not_logged</text:span><text:span text:style-name="T27">);</text:span></text:p>
      <text:p text:style-name="P34"><text:s text:c="4"/><text:tab/>}</text:p>
      <text:p text:style-name="P33"><text:span text:style-name="T27"><text:s text:c="4"/><text:tab/></text:span><text:span text:style-name="T31">else</text:span><text:span text:style-name="T27"> { <text:s text:c="7"/></text:span></text:p>
      <text:p text:style-name="P33"><text:span text:style-name="T27"><text:s text:c="4"/><text:tab/><text:tab/>userID.setText(getResources().getString(R.string.</text:span><text:span text:style-name="T38">user_logged</text:span><text:span text:style-name="T27">) + </text:span><text:span text:style-name="T18">" "</text:span><text:span text:style-name="T27"> + user);</text:span></text:p>
      <text:p text:style-name="P34"><text:s text:c="4"/><text:tab/>}</text:p>
      <text:p text:style-name="P35"><text:span text:style-name="T22"><text:s text:c="4"/>}</text:span></text:p>
      <text:p text:style-name="P31"><text:span text:style-name="T9"/></text:p>
      <text:p text:style-name="P11"><text:span text:style-name="T22">Step 4 <text:s text:c="3"/></text:span></text:p>
      <text:p text:style-name="P40"/>
      <text:p text:style-name="P12">Step 5</text:p>
      <text:p text:style-name="P10"><text:span text:style-name="T42"/></text:p>
      <text:p text:style-name="P15">Step 6</text:p>
      <text:p text:style-name="P39"><text:span text:style-name="T47"/></text:p>
      <text:p text:style-name="P39"><text:span text:style-name="T45">Step 7</text:span></text:p>
      <text:p text:style-name="P4"><text:span text:style-name="T5"/></text:p>
      <text:p text:style-name="P5">Step 8</text:p>
      <text:p text:style-name="P44"/>
      <text:p text:style-name="P25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nguyen </meta:initial-creator>
    <meta:creation-date>2014-08-29T18:59:31</meta:creation-date>
    <dc:date>2014-09-16T09:33:02</dc:date>
    <dc:creator>tnguyen </dc:creator>
    <meta:editing-duration>P17DT1H11M32S</meta:editing-duration>
    <meta:editing-cycles>12</meta:editing-cycles>
    <meta:generator>LibreOffice/3.5$Linux_X86_64 LibreOffice_project/350m1$Build-2</meta:generator>
    <meta:document-statistic meta:table-count="1" meta:image-count="0" meta:object-count="0" meta:page-count="2" meta:paragraph-count="62" meta:word-count="186" meta:character-count="1652" meta:non-whitespace-character-count="1349"/>
  </office:meta>
</office:document-meta>
</file>